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(m)</text:p>
          </table:table-cell>
          <table:table-cell office:value-type="string" table:style-name="ce1">
            <text:p>(ns)</text:p>
          </table:table-cell>
          <table:table-cell table:style-name="ce1"/>
          <table:table-cell office:value-type="string" table:style-name="ce1">
            <text:p>A - Distance</text:p>
          </table:table-cell>
          <table:table-cell table:number-columns-repeated="2" table:style-name="ce1"/>
          <table:table-cell office:value-type="string" table:style-name="ce1">
            <text:p>Equation for conversion<text:s/></text:p>
          </table:table-cell>
          <table:table-cell table:number-columns-repeated="2" table:style-name="ce1"/>
          <table:table-cell office:value-type="string" table:style-name="ce1">
            <text:p>Might need to convert<text:s/></text:p>
          </table:table-cell>
          <table:table-cell table:number-columns-repeated="16374"/>
        </table:table-row>
        <table:table-row table:style-name="ro1">
          <table:table-cell office:value-type="float" office:value="0.77466000000000002" table:style-name="ce1">
            <text:p>0.7746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 <text:s text:c="2"/>- Nanoseconds<text:s/></text:p>
          </table:table-cell>
          <table:table-cell table:number-columns-repeated="2" table:style-name="ce1"/>
          <table:table-cell office:value-type="string" table:style-name="ce1">
            <text:p>(data in inches)*2-3.1in<text:s/></text:p>
          </table:table-cell>
          <table:table-cell table:number-columns-repeated="2" table:style-name="ce1"/>
          <table:table-cell office:value-type="string" table:style-name="ce1">
            <text:p>for meters -<text:s/></text:p>
          </table:table-cell>
          <table:table-cell table:number-columns-repeated="16374"/>
        </table:table-row>
        <table:table-row table:style-name="ro1">
          <table:table-cell office:value-type="float" office:value="1.4239999999999999" table:style-name="ce1">
            <text:p>1.424</text:p>
          </table:table-cell>
          <table:table-cell office:value-type="float" office:value="22.4" table:style-name="ce1">
            <text:p>22.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.86" table:style-name="ce1">
            <text:p>1.86</text:p>
          </table:table-cell>
          <table:table-cell office:value-type="float" office:value="24.4" table:style-name="ce1">
            <text:p>24.4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2.6280000000000001" table:style-name="ce1">
            <text:p>2.628</text:p>
          </table:table-cell>
          <table:table-cell office:value-type="float" office:value="26.4" table:style-name="ce1">
            <text:p>26.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3.01" table:style-name="ce1">
            <text:p>3.01</text:p>
          </table:table-cell>
          <table:table-cell office:value-type="float" office:value="27.6" table:style-name="ce1">
            <text:p>27.6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3.63" table:style-name="ce1">
            <text:p>3.63</text:p>
          </table:table-cell>
          <table:table-cell office:value-type="float" office:value="29.6" table:style-name="ce1">
            <text:p>29.6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4.1833799999999997" table:style-name="ce1">
            <text:p>4.18338</text:p>
          </table:table-cell>
          <table:table-cell office:value-type="float" office:value="31.4" table:style-name="ce1">
            <text:p>31.4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1-02-10T22:17:48Z</meta:creation-date>
    <dc:date>2021-02-10T22:21:33Z</dc:date>
  </office:meta>
</office:document-meta>
</file>